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0046" officeooo:paragraph-rsid="000f004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6c2641" officeooo:paragraph-rsid="006c264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d66db" officeooo:paragraph-rsid="001194af" style:font-size-asian="15pt" style:font-weight-asian="bold" style:font-size-complex="15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5pt" fo:font-weight="bold" officeooo:rsid="000d66db" officeooo:paragraph-rsid="006e286f" style:font-size-asian="15pt" style:font-weight-asian="bold" style:font-size-complex="15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5pt" fo:font-style="normal" style:text-underline-style="none" fo:font-weight="bold" officeooo:rsid="000d66db" officeooo:paragraph-rsid="006e286f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5pt" fo:font-style="normal" style:text-underline-style="none" fo:font-weight="bold" officeooo:rsid="000d66db" officeooo:paragraph-rsid="0076341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5pt" fo:font-style="normal" style:text-underline-style="none" fo:font-weight="bold" officeooo:rsid="000d66db" officeooo:paragraph-rsid="00a0ed90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5pt" fo:font-style="normal" style:text-underline-style="none" fo:font-weight="bold" officeooo:rsid="000d66db" officeooo:paragraph-rsid="00a3ded5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970562" officeooo:paragraph-rsid="00970562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99f181" officeooo:paragraph-rsid="0099f181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9e5977" officeooo:paragraph-rsid="009f754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a0ed90" officeooo:paragraph-rsid="00a0ed9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a503e8" officeooo:paragraph-rsid="00a503e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a503e8" officeooo:paragraph-rsid="00ad2711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a503e8" officeooo:paragraph-rsid="00af5ec6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a5f996" officeooo:paragraph-rsid="00a5f99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b19e92" officeooo:paragraph-rsid="00b19e9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b33181" officeooo:paragraph-rsid="00b3318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b7f037" officeooo:paragraph-rsid="00b7f037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ba7ba9" officeooo:paragraph-rsid="00ba7ba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963a83" officeooo:paragraph-rsid="00963a83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963a83" officeooo:paragraph-rsid="00963a83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9f7546" officeooo:paragraph-rsid="009f7546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9f7546" officeooo:paragraph-rsid="009f8e36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a0ed90" officeooo:paragraph-rsid="00a0ed90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b62c89" officeooo:paragraph-rsid="00b62c89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b6cfa0" officeooo:paragraph-rsid="00b6cfa0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b7f037" officeooo:paragraph-rsid="00b7f037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ba7ba9" officeooo:paragraph-rsid="00ba7ba9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bb0c2d" officeooo:paragraph-rsid="00bb0c2d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bold" officeooo:rsid="0099f181" officeooo:paragraph-rsid="0099f181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2pt" fo:font-weight="bold" officeooo:rsid="00983388" officeooo:paragraph-rsid="00983388" style:font-size-asian="10.5pt" style:font-weight-asian="bold" style:font-size-complex="12pt" style:font-weight-complex="bold"/>
    </style:style>
    <style:style style:name="P33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6ee674" officeooo:paragraph-rsid="00963a83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6ee674" officeooo:paragraph-rsid="00c05e31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6ee674" officeooo:paragraph-rsid="00c9a34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c25b57" officeooo:paragraph-rsid="00c25b57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c4fb9c" officeooo:paragraph-rsid="00c4fb9c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c74602" officeooo:paragraph-rsid="00c74602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c9a34d" officeooo:paragraph-rsid="00c9a34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cac442" officeooo:paragraph-rsid="00cac442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cd888b" officeooo:paragraph-rsid="00cd888b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cd888b" officeooo:paragraph-rsid="00cf0a4a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c25b57" officeooo:paragraph-rsid="00c25b57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c4fb9c" officeooo:paragraph-rsid="00c4fb9c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c74602" officeooo:paragraph-rsid="00c74602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6ee674" officeooo:paragraph-rsid="00c9a34d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c9a34d" officeooo:paragraph-rsid="00c9a34d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cac442" officeooo:paragraph-rsid="00cac442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cd888b" officeooo:paragraph-rsid="00cd888b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font-size="15pt" fo:font-weight="bold" officeooo:rsid="000d66db" officeooo:paragraph-rsid="00c05e31" style:font-size-asian="15pt" style:font-weight-asian="bold" style:font-size-complex="15pt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963a83" officeooo:paragraph-rsid="00963a83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983388" officeooo:paragraph-rsid="00983388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a5f996" officeooo:paragraph-rsid="00af5ec6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6e286f" officeooo:paragraph-rsid="00a5f996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c05e31" officeooo:paragraph-rsid="00c05e31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5pt" fo:font-style="normal" style:text-underline-style="none" fo:font-weight="bold" officeooo:rsid="000d66db" officeooo:paragraph-rsid="006e286f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0fe9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f7546" style:font-weight-asian="bold" style:font-weight-complex="bold"/>
    </style:style>
    <style:style style:name="T4" style:family="text">
      <style:text-properties fo:font-weight="bold" officeooo:rsid="00a5f996" style:font-weight-asian="bold" style:font-weight-complex="bold"/>
    </style:style>
    <style:style style:name="T5" style:family="text">
      <style:text-properties fo:font-weight="bold" officeooo:rsid="00a0ed90" style:font-weight-asian="bold" style:font-weight-complex="bold"/>
    </style:style>
    <style:style style:name="T6" style:family="text">
      <style:text-properties fo:color="#000000" style:text-position="0% 100%" style:font-name="Liberation Serif" fo:font-style="normal" style:text-underline-style="none" style:font-style-asian="normal" style:font-style-complex="normal"/>
    </style:style>
    <style:style style:name="T7" style:family="text">
      <style:text-properties fo:color="#000000" style:text-position="0% 100%" style:font-name="Liberation Serif" fo:font-style="normal" style:text-underline-style="none" officeooo:rsid="006e286f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a210ae" style:font-weight-asian="normal" style:font-weight-complex="normal"/>
    </style:style>
    <style:style style:name="T10" style:family="text">
      <style:text-properties fo:font-weight="normal" officeooo:rsid="00cf0a4a" style:font-weight-asian="normal" style:font-weight-complex="normal"/>
    </style:style>
    <style:style style:name="T11" style:family="text">
      <style:text-properties officeooo:rsid="009f7546"/>
    </style:style>
    <style:style style:name="T12" style:family="text">
      <style:text-properties officeooo:rsid="00a0ed90"/>
    </style:style>
    <style:style style:name="T13" style:family="text">
      <style:text-properties officeooo:rsid="00a3ded5"/>
    </style:style>
    <style:style style:name="T14" style:family="text">
      <style:text-properties officeooo:rsid="00a5f996"/>
    </style:style>
    <style:style style:name="T15" style:family="text">
      <style:text-properties fo:color="#ff3333"/>
    </style:style>
    <style:style style:name="T16" style:family="text">
      <style:text-properties fo:color="#0000ff"/>
    </style:style>
    <style:style style:name="T17" style:family="text">
      <style:text-properties officeooo:rsid="00bfd296"/>
    </style:style>
    <style:style style:name="T18" style:family="text">
      <style:text-properties officeooo:rsid="00c05e31"/>
    </style:style>
    <style:style style:name="T19" style:family="text">
      <style:text-properties officeooo:rsid="00c42a44"/>
    </style:style>
    <style:style style:name="T20" style:family="text">
      <style:text-properties officeooo:rsid="00c9a3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322: Scientific Computing</text:p>
      <text:p text:style-name="P1">LAB <text:span text:style-name="T17">5</text:span> <text:span text:style-name="T1">Report</text:span></text:p>
      <text:p text:style-name="P2">Abheek Ghosh - 140123047</text:p>
      <text:p text:style-name="P1"/>
      <text:p text:style-name="P3"/>
      <text:p text:style-name="P50">Question 1</text:p>
      <text:p text:style-name="P34"/>
      <text:p text:style-name="P44">Function approximated by polynomial, </text:p>
      <text:p text:style-name="P44">p(x) =</text:p>
      <text:p text:style-name="P44"><text:s/></text:p>
      <text:p text:style-name="P44">(16*x^2*((349845031248155*x)/2251799813685248 + 349845031248155/2251799813685248)*(x - 1/2)^2*(x + 1/2)^2)/9 + (16*x^2*((42702874261872473*x)/6755399441055744 + 97051986958801075/13510798882111488)*(x - 1/2)^2*(x + 1/2)^2)/9 + 16*x^2*((8629077822183421*x)/4503599627370496 + 8629077822183421/4503599627370496)*(x + 1)^2*(x - 1/2)^2 + (16*x^2*((8140035864058359*x)/18014398509481984 - 8140035864058359/36028797018963968)*(x + 1)^2*(x + 1/2)^2)/9 + (16*x*(x + 1)^2*(x - 1/2)^2*(x + 1/2)^2)/3 - 16*((2473854946935173*x)/1125899906842624 - 2473854946935173/2251799813685248)*(x + 1)^2*(x - 1/2)^2*(x + 1/2)^2 - (16*x^2*((16030725525172391*x)/1688849860263936 - 10201370788746067/1688849860263936)*(x + 1)^2*(x + 1/2)^2)/9 + 16*x^2*((2095944080221753*x)/9007199254740992 + 2095944080221753/18014398509481984)*(x + 1)^2*(x - 1/2)^2</text:p>
      <text:p text:style-name="P37"><text:s/></text:p>
      <text:p text:style-name="P37">f(0.25) = 1.189070</text:p>
      <text:p text:style-name="P37">Error at 0.25 = 3.344323e-08</text:p>
      <text:p text:style-name="P37"/>
      <text:p text:style-name="P50">Question <text:span text:style-name="T18">2</text:span></text:p>
      <text:p text:style-name="P34"/>
      <text:p text:style-name="P43">Function approximated by polynomial, </text:p>
      <text:p text:style-name="P43">p(x) =</text:p>
      <text:p text:style-name="P43"><text:s/></text:p>
      <text:p text:style-name="P43">250000*(x - 1/5)^2*(x - 2/5)^2*(x - 1/10)^2*((93825476390049*x)/35184372088832 - 281476429170147/351843720888320) - (250000*(x - 1/5)^2*(x - 2/5)^2*(x - 3/10)^2*((307392986219983015*x)/13510798882111488 - 5588963385817873/3377699720527872))/9 + (250000*((2018187305667565*x)/562949953421312 - 403637461133513/1125899906842624)*(x - 1/5)^2*(x - 2/5)^2*(x - 3/10)^2)/9 - (250000*((246136885382585395*x)/27021597764222976 - 210335156599663883/54043195528445952)*(x - 1/5)^2*(x - 1/10)^2*(x - 3/10)^2)/9 - 250000*((19025933611594415*x)/288230376151711744 - 3805186722318883/144115188075855872)*(x - 1/5)^2*(x - 2/5)^2*(x - 1/10)^2 - 250000*((12789623261850195*x)/4503599627370496 - 2557924652370039/9007199254740992)*(x - 2/5)^2*(x - 1/10)^2*(x - 3/10)^2 + (250000*((2437903926792649*x)/1125899906842624 - 2437903926792649/2814749767106560)*(x - 1/5)^2*(x - 1/10)^2*(x - 3/10)^2)/9 + 250000*(x - 2/5)^2*(x - 1/10)^2*(x - 3/10)^2*((3535700307537867*x)/1125899906842624 - 3535700307537867/5629499534213120)</text:p>
      <text:p text:style-name="P43"><text:s/></text:p>
      <text:p text:style-name="P36">Value of f<text:span text:style-name="T19">(x)</text:span> at 0.201300 = -0.279908</text:p>
      <text:p text:style-name="P36">Error at 0.201300 = 3.885781e-16</text:p>
      <text:p text:style-name="P36"/>
      <text:p text:style-name="P50"><text:soft-page-break/>Question <text:span text:style-name="T18">3</text:span></text:p>
      <text:p text:style-name="P34"/>
      <text:p text:style-name="P45">Position and Speed approximated by polynomials, </text:p>
      <text:p text:style-name="P45">position(x) =</text:p>
      <text:p text:style-name="P45"><text:s/></text:p>
      <text:p text:style-name="P45">(x^2*(77*x - 231)*(x - 5)^2*(x - 8)^2*(x - 13)^2)/90000 + (x^2*(80*x - 400)*(x - 3)^2*(x - 8)^2*(x - 13)^2)/57600 + (x^2*(210*x - 405)*(x - 5)^2*(x - 8)^2*(x - 13)^2)/90000 + (x^2*(74*x - 592)*(x - 3)^2*(x - 5)^2*(x - 13)^2)/360000 + (x^2*(72*x - 936)*(x - 3)^2*(x - 5)^2*(x - 8)^2)/27040000 - (x^2*((6853*x)/12 - 15575/3)*(x - 3)^2*(x - 5)^2*(x - 13)^2)/360000 - (x^2*((11107*x)/60 - 15703/12)*(x - 3)^2*(x - 8)^2*(x - 13)^2)/57600 - (x^2*((259173*x)/260 - 279033/20)*(x - 3)^2*(x - 5)^2*(x - 8)^2)/27040000 + (x*(x - 3)^2*(x - 5)^2*(x - 8)^2*(x - 13)^2)/32448</text:p>
      <text:p text:style-name="P45"><text:s/></text:p>
      <text:p text:style-name="P45"><text:s/>speed(x) =</text:p>
      <text:p text:style-name="P45"><text:s/></text:p>
      <text:p text:style-name="P45">((x - 3)^2*(x - 5)^2*(x - 8)^2*(x - 13)^2)/32448 - (240453*x^2*(x - 3)^2*(x - 5)^2*(x - 8)^2)/7030400000 - (1193*x^2*(x - 3)^2*(x - 5)^2*(x - 13)^2)/864000 - (6307*x^2*(x - 3)^2*(x - 8)^2*(x - 13)^2)/3456000 + (287*x^2*(x - 5)^2*(x - 8)^2*(x - 13)^2)/90000 + (x^2*(2*x - 10)*(77*x - 231)*(x - 8)^2*(x - 13)^2)/90000 + (x^2*(2*x - 16)*(77*x - 231)*(x - 5)^2*(x - 13)^2)/90000 + (x^2*(2*x - 26)*(77*x - 231)*(x - 5)^2*(x - 8)^2)/90000 + (x^2*(2*x - 6)*(80*x - 400)*(x - 8)^2*(x - 13)^2)/57600 + (x^2*(2*x - 16)*(80*x - 400)*(x - 3)^2*(x - 13)^2)/57600 + (x^2*(2*x - 26)*(80*x - 400)*(x - 3)^2*(x - 8)^2)/57600 + (x^2*(2*x - 10)*(210*x - 405)*(x - 8)^2*(x - 13)^2)/90000 + (x^2*(2*x - 16)*(210*x - 405)*(x - 5)^2*(x - 13)^2)/90000 + (x^2*(2*x - 26)*(210*x - 405)*(x - 5)^2*(x - 8)^2)/90000 + (x^2*(2*x - 6)*(74*x - 592)*(x - 5)^2*(x - 13)^2)/360000 + (x^2*(2*x - 10)*(74*x - 592)*(x - 3)^2*(x - 13)^2)/360000 + (x^2*(2*x - 26)*(74*x - 592)*(x - 3)^2*(x - 5)^2)/360000 + (x^2*(2*x - 6)*(72*x - 936)*(x - 5)^2*(x - 8)^2)/27040000 + (x^2*(2*x - 10)*(72*x - 936)*(x - 3)^2*(x - 8)^2)/27040000 + (x^2*(2*x - 16)*(72*x - 936)*(x - 3)^2*(x - 5)^2)/27040000 - (x^2*(2*x - 6)*((6853*x)/12 - 15575/3)*(x - 5)^2*(x - 13)^2)/360000 - (x^2*(2*x - 10)*((6853*x)/12 - 15575/3)*(x - 3)^2*(x - 13)^2)/360000 - (x^2*(2*x - 26)*((6853*x)/12 - 15575/3)*(x - 3)^2*(x - 5)^2)/360000 - (x^2*(2*x - 6)*((11107*x)/60 - 15703/12)*(x - 8)^2*(x - 13)^2)/57600 - (x^2*(2*x - 16)*((11107*x)/60 - 15703/12)*(x - 3)^2*(x - 13)^2)/57600 - (x^2*(2*x - 26)*((11107*x)/60 - 15703/12)*(x - 3)^2*(x - 8)^2)/57600 - (x^2*(2*x - 6)*((259173*x)/260 - 279033/20)*(x - 5)^2*(x - 8)^2)/27040000 - (x^2*(2*x - 10)*((259173*x)/260 - 279033/20)*(x - 3)^2*(x - 8)^2)/27040000 - (x^2*(2*x - 16)*((259173*x)/260 - 279033/20)*(x - 3)^2*(x - 5)^2)/27040000 + (x*(2*x - 6)*(x - 5)^2*(x - 8)^2*(x - 13)^2)/32448 + (x*(2*x - 10)*(x - 3)^2*(x - 8)^2*(x - 13)^2)/32448 + (x*(2*x - 16)*(x - 3)^2*(x - 5)^2*(x - 13)^2)/32448 + (x*(2*x - 26)*(x - 3)^2*(x - 5)^2*(x - 8)^2)/32448 + (x*(77*x - 231)*(x - 5)^2*(x - 8)^2*(x - 13)^2)/45000 + (x*(80*x - 400)*(x - 3)^2*(x - 8)^2*(x - 13)^2)/28800 + (x*(210*x - 405)*(x - 5)^2*(x - 8)^2*(x - 13)^2)/45000 + (x*(74*x - 592)*(x - 3)^2*(x - 5)^2*(x - 13)^2)/180000 + (x*(72*x - 936)*(x - 3)^2*(x - 5)^2*(x - 8)^2)/13520000 - (x*((6853*x)/12 - 15575/3)*(x - 3)^2*(x - 5)^2*(x - 13)^2)/180000 - (x*((11107*x)/60 - 15703/12)*(x - 3)^2*(x - 8)^2*(x - 13)^2)/28800 - (x*((259173*x)/260 - 279033/20)*(x - 3)^2*(x - 5)^2*(x - 8)^2)/13520000<text:span text:style-name="T2"> </text:span></text:p>
      <text:p text:style-name="P38"/>
      <text:p text:style-name="P38">(a) At t = 10 sec. Position = 742.502839 feets, Speed = 48.381736 feets/sec</text:p>
      <text:p text:style-name="P38"/>
      <text:p text:style-name="P38">(b) First time car exceeds 55 mph at time = 5.648803 sec</text:p>
      <text:p text:style-name="P38"/>
      <text:p text:style-name="P38">(c) Maximum speed = 119.417339 feets/sec at time = 12.371840 sec</text:p>
      <text:p text:style-name="P34"/>
      <text:p text:style-name="P34"/>
      <text:p text:style-name="P34"/>
      <text:p text:style-name="P50"><text:soft-page-break/>Question <text:span text:style-name="T18">4</text:span></text:p>
      <text:p text:style-name="P35"/>
      <text:p text:style-name="P46"><text:span text:style-name="T20">Around 0.310200, function approximated by part of cubic Spline,</text:span></text:p>
      <text:p text:style-name="P47">Using Natural Cubic Spline </text:p>
      <text:p text:style-name="P47">p(x) =</text:p>
      <text:p text:style-name="P47"><text:s/></text:p>
      <text:p text:style-name="P47">(536845827232921*x)/562949953421312 - (59089891880794125*(x - 3/10)^3)/18014398509481984 + 265466920259057/28147497671065600</text:p>
      <text:p text:style-name="P39"><text:s/></text:p>
      <text:p text:style-name="P39">Value at 0.310200 = 0.305244</text:p>
      <text:p text:style-name="P39">Error at 0.310200 = 0.000005</text:p>
      <text:p text:style-name="P39"/>
      <text:p text:style-name="P50">Question <text:span text:style-name="T18">5</text:span></text:p>
      <text:p text:style-name="P34"><text:tab/></text:p>
      <text:p text:style-name="P48">Around 0.201300, function approximated by part of cubic Spline,</text:p>
      <text:p text:style-name="P48">Using Clamped Cubic Spline </text:p>
      <text:p text:style-name="P48">p(x) =</text:p>
      <text:p text:style-name="P48"><text:s/></text:p>
      <text:p text:style-name="P40"><text:span text:style-name="T8">(52433107460504349*x)/18014398509481984 - (3433218064038905*(x - 1/5)^3)/422212465065984 + (8620913405902275*(x - 3/10)^3)/1125899906842624 - 15464536182346513/18014398509481984</text:span> </text:p>
      <text:p text:style-name="P40"/>
      <text:p text:style-name="P40">Value of f at 0.201300 = -0.279908</text:p>
      <text:p text:style-name="P40">Error at 0.201300 = 4.910822e-09</text:p>
      <text:p text:style-name="P40"/>
      <text:p text:style-name="P50">Question <text:span text:style-name="T18">6</text:span></text:p>
      <text:p text:style-name="P34"><text:tab/></text:p>
      <text:p text:style-name="P41">(a) <text:span text:style-name="T8">Around </text:span><text:bookmark-start text:name="__DdeLink__357_783220429"/><text:span text:style-name="T10">t = x = </text:span><text:bookmark-end text:name="__DdeLink__357_783220429"/><text:span text:style-name="T10">10</text:span><text:span text:style-name="T8">, Position and Speed approximated by part of cubic Spline,</text:span></text:p>
      <text:p text:style-name="P49">Using Natural Cubic Spline</text:p>
      <text:p text:style-name="P49"><text:s/></text:p>
      <text:p text:style-name="P49">position(x) = </text:p>
      <text:p text:style-name="P49">(25328368106603587*x)/351843720888320 + (97*(x - 13)^3)/1205 + 20112029456255129/351843720888320</text:p>
      <text:p text:style-name="P49"><text:s text:c="2"/></text:p>
      <text:p text:style-name="P49">speed(x) = </text:p>
      <text:p text:style-name="P49">(291*(x - 13)^2)/1205 + 25328368106603587/351843720888320</text:p>
      <text:p text:style-name="P41"><text:s/></text:p>
      <text:p text:style-name="P41">At t = 10 sec. Position = 774.863900 feets, Speed = 74.160996 feets/sec</text:p>
      <text:p text:style-name="P41"/>
      <text:p text:style-name="P42">(b) <text:span text:style-name="T8">Around </text:span><text:span text:style-name="T10">t = x = 10</text:span><text:span text:style-name="T8">, Position and Speed approximated by part of cubic Spline,</text:span></text:p>
      <text:p text:style-name="P49">Using Clamped Cubic Spline</text:p>
      <text:p text:style-name="P49"><text:s/></text:p>
      <text:p text:style-name="P49">position(x) = </text:p>
      <text:p text:style-name="P49">(5066705263854149*x)/70368744177664 - (x - 8)^3/33900 + (271*(x - 13)^3)/3390 + 4009254010086983/70368744177664</text:p>
      <text:p text:style-name="P49"><text:s text:c="2"/></text:p>
      <text:p text:style-name="P49">speed(x) = </text:p>
      <text:p text:style-name="P49">(271*(x - 13)^2)/1130 - (x - 8)^2/11300 + 5066705263854149/70368744177664</text:p>
      <text:p text:style-name="P41"><text:s/></text:p>
      <text:p text:style-name="P41">At t = 10 sec. Position = 774.838407 feets, Speed = 74.160265 feets/s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6-09-27T15:51:31.156944729</dc:date>
    <meta:editing-duration>PT4H15M1S</meta:editing-duration>
    <meta:editing-cycles>196</meta:editing-cycles>
    <meta:generator>LibreOffice/4.4.2.2$Linux_X86_64 LibreOffice_project/40m0$Build-2</meta:generator>
    <meta:document-statistic meta:table-count="0" meta:image-count="0" meta:object-count="0" meta:page-count="3" meta:paragraph-count="71" meta:word-count="912" meta:character-count="6864" meta:non-whitespace-character-count="5973"/>
  </office:meta>
</office:document-meta>
</file>